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49cm" svg:height="0.962cm" svg:x="2.778cm" svg:y="3.413cm">
          <draw:text-box>
            <text:p>Sample im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08:48:38.440547250</meta:creation-date>
    <dc:date>2020-11-02T08:49:25.341738670</dc:date>
    <meta:editing-duration>PT48S</meta:editing-duration>
    <meta:editing-cycles>1</meta:editing-cycles>
    <meta:document-statistic meta:object-count="1"/>
    <meta:generator>LibreOffice/6.1.5.2$Linux_X86_64 LibreOffice_project/10$Build-2</meta:generator>
  </office:meta>
</office:document-meta>
</file>